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7.37cm" fo:min-width="4.58cm"/>
      <style:paragraph-properties style:writing-mode="lr-tb"/>
    </style:style>
    <style:style style:name="gr2" style:family="graphic" style:parent-style-name="standard" style:list-style-name="L1">
      <style:graphic-properties draw:stroke="none" draw:textarea-horizontal-align="justify" draw:textarea-vertical-align="middle" draw:auto-grow-height="false" fo:min-height="7.37cm" fo:min-width="0.909cm"/>
      <style:paragraph-properties style:writing-mode="lr-tb"/>
    </style:style>
    <style:style style:name="gr3" style:family="graphic" style:parent-style-name="standard">
      <style:graphic-properties svg:stroke-width="0.212cm" svg:stroke-color="#000000" draw:marker-start-width="0.518cm" draw:marker-end-width="0.518cm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7.62cm" svg:x="7.903cm" svg:y="6.588cm">
          <text:p text:style-name="P1"><text:span text:style-name="T1">MAIN SHEET</text:span></text:p>
          <text:p text:style-name="P1"><text:span text:style-name="T1"/></text:p>
          <text:p text:style-name="P1">Sheet 1</text:p>
          <draw:enhanced-geometry svg:viewBox="0 0 21600 21600" draw:type="rectangle" draw:enhanced-path="M 0 0 L 21600 0 21600 21600 0 21600 0 0 Z N"/>
        </draw:custom-shape>
        <draw:g xml:id="id2" draw:id="id2">
          <draw:g>
            <draw:g>
              <draw:custom-shape draw:style-name="gr1" draw:text-style-name="P1" draw:layer="layout" svg:width="5.08cm" svg:height="7.62cm" svg:x="16.793cm" svg:y="6.588cm">
                <text:p text:style-name="P1"><text:span text:style-name="T1">BUCK 8V</text:span><text:line-break/></text:p>
                <text:p text:style-name="P1">Sheet 2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1.409cm" svg:height="7.62cm" svg:x="15.496cm" svg:y="6.588cm">
                <text:p text:style-name="P2"><text:span text:style-name="T2">8V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" draw:text-style-name="P3" draw:layer="layout" svg:x1="12.983cm" svg:y1="10.398cm" svg:x2="15.496cm" svg:y2="10.398cm" draw:start-shape="id1" draw:start-glue-point="1" draw:end-shape="id2" draw:end-glue-point="3" svg:d="M12983 10398h2513" svg:viewBox="0 0 2514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1:20:32.848993043</meta:creation-date>
    <dc:date>2020-10-01T09:38:31.964245468</dc:date>
    <meta:editing-duration>PT6M29S</meta:editing-duration>
    <meta:editing-cycles>3</meta:editing-cycles>
    <meta:generator>LibreOffice/6.4.5.2$Linux_X86_64 LibreOffice_project/40$Build-2</meta:generator>
    <meta:document-statistic meta:object-count="7"/>
  </office:meta>
</office:document-meta>
</file>